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Untitled1">
      <style:graphic-properties draw:textarea-vertical-align="middle" draw:auto-grow-height="false" fo:min-height="17.456cm" fo:min-width="7.593cm"/>
    </style:style>
    <style:style style:name="gr2" style:family="graphic" style:parent-style-name="Object_20_without_20_fill_5f_2">
      <style:graphic-properties draw:textarea-vertical-align="middle" draw:auto-grow-height="false" fo:min-height="17.456cm" fo:min-width="6.728cm"/>
    </style:style>
    <style:style style:name="gr3" style:family="graphic" style:parent-style-name="Object_20_without_20_fill_5f_1">
      <style:graphic-properties draw:textarea-vertical-align="middle" draw:auto-grow-height="false" fo:min-height="17.456cm" fo:min-width="8.125cm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2.3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8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6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96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96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96cm" fo:min-width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text-position="0% 100%" fo:font-size="15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style:text-position="-33% 58%" fo:font-size="15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style:text-position="-33% 58%" fo:font-size="14pt" style:font-size-asian="18pt" style:font-size-complex="18pt"/>
    </style:style>
    <style:style style:name="T5" style:family="text">
      <style:text-properties style:text-position="0% 100%" fo:font-size="15pt" style:font-size-asian="18pt" style:font-size-complex="18pt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093cm" svg:height="17.706cm" svg:x="16.854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28cm" svg:height="17.706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625cm" svg:height="17.706cm" svg:x="8.22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842cm" svg:height="1.843cm" svg:x="2.119cm" svg:y="9.662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3" draw:layer="layout" svg:x1="4.167cm" svg:y1="3.953cm" svg:x2="4.167cm" svg:y2="1.937cm">
            <text:p/>
          </draw:line>
          <draw:line draw:style-name="gr5" draw:text-style-name="P3" draw:layer="layout" svg:x1="4.167cm" svg:y1="3.953cm" svg:x2="4.167cm" svg:y2="1.937cm">
            <text:p/>
          </draw:line>
          <draw:line draw:style-name="gr5" draw:text-style-name="P3" draw:layer="layout" svg:x1="5.067cm" svg:y1="3.953cm" svg:x2="5.067cm" svg:y2="1.937cm">
            <text:p/>
          </draw:line>
          <draw:line draw:style-name="gr5" draw:text-style-name="P3" draw:layer="layout" svg:x1="6.283cm" svg:y1="2.959cm" svg:x2="5.06cm" svg:y2="2.943cm">
            <text:p/>
          </draw:line>
          <draw:line draw:style-name="gr5" draw:text-style-name="P3" draw:layer="layout" svg:x1="4.185cm" svg:y1="2.959cm" svg:x2="2.962cm" svg:y2="2.943cm">
            <text:p/>
          </draw:line>
        </draw:g>
        <draw:line draw:style-name="gr6" draw:text-style-name="P3" draw:layer="layout" svg:x1="3.013cm" svg:y1="9.671cm" svg:x2="3.016cm" svg:y2="3.016cm">
          <text:p/>
        </draw:line>
        <draw:line draw:style-name="gr6" draw:text-style-name="P3" draw:layer="layout" svg:x1="2.99cm" svg:y1="18.044cm" svg:x2="3.044cm" svg:y2="11.507cm">
          <text:p/>
        </draw:line>
        <draw:g>
          <draw:line draw:style-name="gr5" draw:text-style-name="P3" draw:layer="layout" svg:x1="6.069cm" svg:y1="12.484cm" svg:x2="5.638cm" svg:y2="12.135cm">
            <text:p/>
          </draw:line>
          <draw:line draw:style-name="gr5" draw:text-style-name="P3" draw:layer="layout" svg:x1="6.485cm" svg:y1="11.38cm" svg:x2="5.639cm" svg:y2="12.141cm">
            <text:p/>
          </draw:line>
          <draw:line draw:style-name="gr5" draw:text-style-name="P3" draw:layer="layout" svg:x1="6.501cm" svg:y1="9.915cm" svg:x2="5.624cm" svg:y2="9.182cm">
            <text:p/>
          </draw:line>
          <draw:line draw:style-name="gr5" draw:text-style-name="P3" draw:layer="layout" svg:x1="6.505cm" svg:y1="11.416cm" svg:x2="5.628cm" svg:y2="10.683cm">
            <text:p/>
          </draw:line>
          <draw:line draw:style-name="gr5" draw:text-style-name="P3" draw:layer="layout" svg:x1="6.496cm" svg:y1="9.884cm" svg:x2="5.65cm" svg:y2="10.645cm">
            <text:p/>
          </draw:line>
          <draw:line draw:style-name="gr5" draw:text-style-name="P3" draw:layer="layout" svg:x1="6.465cm" svg:y1="8.402cm" svg:x2="5.619cm" svg:y2="9.163cm">
            <text:p/>
          </draw:line>
          <draw:line draw:style-name="gr5" draw:text-style-name="P3" draw:layer="layout" svg:x1="6.423cm" svg:y1="8.416cm" svg:x2="5.992cm" svg:y2="8.067cm">
            <text:p/>
          </draw:line>
        </draw:g>
        <draw:line draw:style-name="gr6" draw:text-style-name="P3" draw:layer="layout" svg:x1="2.964cm" svg:y1="18cm" svg:x2="26.035cm" svg:y2="18.018cm">
          <text:p/>
        </draw:line>
        <draw:line draw:style-name="gr6" draw:text-style-name="P3" draw:layer="layout" svg:x1="5.983cm" svg:y1="7.061cm" svg:x2="6.009cm" svg:y2="8.067cm">
          <text:p/>
        </draw:line>
        <draw:line draw:style-name="gr6" draw:text-style-name="P3" draw:layer="layout" svg:x1="9.021cm" svg:y1="3.001cm" svg:x2="8.969cm" svg:y2="7.223cm">
          <text:p/>
        </draw:line>
        <draw:line draw:style-name="gr6" draw:text-style-name="P3" draw:layer="layout" svg:x1="6.266cm" svg:y1="2.949cm" svg:x2="9.075cm" svg:y2="2.963cm">
          <text:p/>
        </draw:line>
        <draw:line draw:style-name="gr6" draw:text-style-name="P3" draw:layer="layout" svg:x1="8.923cm" svg:y1="7.229cm" svg:x2="11.615cm" svg:y2="7.249cm">
          <text:p/>
        </draw:line>
        <draw:line draw:style-name="gr6" draw:text-style-name="P3" draw:layer="layout" svg:x1="16.457cm" svg:y1="2.99cm" svg:x2="16.455cm" svg:y2="11.314cm">
          <text:p/>
        </draw:line>
        <draw:g>
          <draw:line draw:style-name="gr5" draw:text-style-name="P3" draw:layer="layout" svg:x1="19.988cm" svg:y1="7.271cm" svg:x2="22.004cm" svg:y2="7.271cm">
            <text:p/>
          </draw:line>
          <draw:line draw:style-name="gr5" draw:text-style-name="P3" draw:layer="layout" svg:x1="19.988cm" svg:y1="7.271cm" svg:x2="22.004cm" svg:y2="7.271cm">
            <text:p/>
          </draw:line>
          <draw:line draw:style-name="gr5" draw:text-style-name="P3" draw:layer="layout" svg:x1="19.988cm" svg:y1="7.926cm" svg:x2="22.004cm" svg:y2="7.926cm">
            <text:p/>
          </draw:line>
          <draw:line draw:style-name="gr5" draw:text-style-name="P3" draw:layer="layout" svg:x1="20.982cm" svg:y1="8.812cm" svg:x2="20.998cm" svg:y2="7.921cm">
            <text:p/>
          </draw:line>
          <draw:line draw:style-name="gr5" draw:text-style-name="P3" draw:layer="layout" svg:x1="20.982cm" svg:y1="7.284cm" svg:x2="20.998cm" svg:y2="6.393cm">
            <text:p/>
          </draw:line>
        </draw:g>
        <draw:line draw:style-name="gr6" draw:text-style-name="P3" draw:layer="layout" svg:x1="12.805cm" svg:y1="6.202cm" svg:x2="12.804cm" svg:y2="7.299cm">
          <text:p/>
        </draw:line>
        <draw:line draw:style-name="gr6" draw:text-style-name="P3" draw:layer="layout" svg:x1="12.902cm" svg:y1="8.527cm" svg:x2="13.316cm" svg:y2="9.188cm">
          <text:p/>
        </draw:line>
        <draw:custom-shape draw:style-name="gr7" draw:text-style-name="P1" draw:layer="layout" svg:width="0.348cm" svg:height="0.35cm" svg:x="13.134cm" svg:y="9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48cm" svg:height="0.35cm" svg:x="12.632cm" svg:y="5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48cm" svg:height="0.35cm" svg:x="2.857cm" svg:y="2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856cm" svg:height="0.966cm" svg:x="11.994cm" svg:y="5.146cm">
          <draw:text-box>
            <text:p><text:span text:style-name="T1">V</text:span><text:span text:style-name="T2">cc</text:span><text:span text:style-name="T1"> </text:span><text:span text:style-name="T1">= </text:span><text:span text:style-name="T1">5.0</text:span><text:span text:style-name="T1">V</text:span></text:p>
          </draw:text-box>
        </draw:frame>
        <draw:frame draw:style-name="gr9" draw:text-style-name="P5" draw:layer="layout" svg:width="3.109cm" svg:height="0.924cm" svg:x="13.284cm" svg:y="8.867cm">
          <draw:text-box>
            <text:p><text:span text:style-name="T3">V</text:span><text:span text:style-name="T4">ee</text:span><text:span text:style-name="T3"> = -5.0V</text:span></text:p>
          </draw:text-box>
        </draw:frame>
        <draw:frame draw:style-name="gr10" draw:text-style-name="P4" draw:layer="layout" svg:width="2.149cm" svg:height="1.041cm" svg:x="3.773cm" svg:y="1.176cm">
          <draw:text-box>
            <text:p><text:span text:style-name="T1">2</text:span><text:span text:style-name="T1">2</text:span><text:span text:style-name="T1">0</text:span><text:span text:style-name="T1">n</text:span><text:span text:style-name="T1">F</text:span></text:p>
          </draw:text-box>
        </draw:frame>
        <draw:frame draw:style-name="gr11" draw:text-style-name="P6" draw:layer="layout" svg:width="1.458cm" svg:height="1.138cm" svg:x="4.631cm" svg:y="8.12cm">
          <draw:text-box>
            <text:p><text:span text:style-name="T5">1</text:span><text:span text:style-name="T5">k</text:span><text:span text:style-name="T5">Ω</text:span></text:p>
          </draw:text-box>
        </draw:frame>
        <draw:g>
          <draw:line draw:style-name="gr5" draw:text-style-name="P3" draw:layer="layout" svg:x1="15.662cm" svg:y1="19.028cm" svg:x2="12.171cm" svg:y2="19.048cm">
            <text:p/>
          </draw:line>
          <draw:line draw:style-name="gr5" draw:text-style-name="P3" draw:layer="layout" svg:x1="15.664cm" svg:y1="19.017cm" svg:x2="12.173cm" svg:y2="19.037cm">
            <text:p/>
          </draw:line>
          <draw:line draw:style-name="gr5" draw:text-style-name="P3" draw:layer="layout" svg:x1="13.124cm" svg:y1="19.48cm" svg:x2="14.859cm" svg:y2="19.48cm">
            <text:p/>
          </draw:line>
          <draw:line draw:style-name="gr5" draw:text-style-name="P3" draw:layer="layout" svg:x1="13.593cm" svg:y1="19.867cm" svg:x2="14.427cm" svg:y2="19.867cm">
            <text:p/>
          </draw:line>
          <draw:line draw:style-name="gr5" draw:text-style-name="P3" draw:layer="layout" svg:x1="13.962cm" svg:y1="19cm" svg:x2="13.976cm" svg:y2="18.002cm">
            <text:p/>
          </draw:line>
        </draw:g>
        <draw:frame draw:style-name="gr12" draw:text-style-name="P4" draw:layer="layout" svg:width="1.09cm" svg:height="0.966cm" svg:x="1cm" svg:y="10.013cm">
          <draw:text-box>
            <text:p><text:span text:style-name="T1">V</text:span><text:span text:style-name="T2">in</text:span></text:p>
          </draw:text-box>
        </draw:frame>
        <draw:line draw:style-name="gr6" draw:text-style-name="P3" draw:layer="layout" svg:x1="6.011cm" svg:y1="13.991cm" svg:x2="6.006cm" svg:y2="17.939cm">
          <text:p/>
        </draw:line>
        <draw:line draw:style-name="gr6" draw:text-style-name="P3" draw:layer="layout" svg:x1="5.984cm" svg:y1="7.061cm" svg:x2="6.01cm" svg:y2="8.067cm">
          <text:p/>
        </draw:line>
        <draw:line draw:style-name="gr6" draw:text-style-name="P3" draw:layer="layout" svg:x1="6.009cm" svg:y1="14.02cm" svg:x2="6.036cm" svg:y2="12.485cm">
          <text:p/>
        </draw:line>
        <draw:line draw:style-name="gr6" draw:text-style-name="P3" draw:layer="layout" svg:x1="5.98cm" svg:y1="2.937cm" svg:x2="5.972cm" svg:y2="7.131cm">
          <text:p/>
        </draw:line>
        <draw:custom-shape draw:style-name="gr7" draw:text-style-name="P1" draw:layer="layout" svg:width="0.348cm" svg:height="0.35cm" svg:x="5.802cm" svg:y="2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4.031cm" svg:y1="7.97cm" svg:x2="16.431cm" svg:y2="7.964cm">
          <text:p/>
        </draw:line>
        <draw:g>
          <draw:glue-point draw:id="4" svg:x="-4.828cm" svg:y="-2.346cm"/>
          <draw:glue-point draw:id="5" svg:x="-4.828cm" svg:y="2.296cm"/>
          <draw:custom-shape draw:style-name="gr13" draw:text-style-name="P1" draw:layer="layout" svg:width="2.796cm" svg:height="2.563cm" draw:transform="rotate (1.5707963267949) translate (11.628cm 9.36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4" draw:text-style-name="P7" draw:layer="layout" svg:width="0.875cm" svg:height="2.384cm" svg:x="11.619cm" svg:y="6.838cm">
            <draw:text-box>
              <text:p>+</text:p>
              <text:p/>
              <text:p>-</text:p>
            </draw:text-box>
          </draw:frame>
        </draw:g>
        <draw:line draw:style-name="gr6" draw:text-style-name="P3" draw:layer="layout" svg:x1="8.996cm" svg:y1="8.784cm" svg:x2="9.021cm" svg:y2="12.473cm">
          <text:p/>
        </draw:line>
        <draw:line draw:style-name="gr6" draw:text-style-name="P3" draw:layer="layout" svg:x1="8.95cm" svg:y1="8.791cm" svg:x2="11.642cm" svg:y2="8.811cm">
          <text:p/>
        </draw:line>
        <draw:custom-shape draw:style-name="gr7" draw:text-style-name="P1" draw:layer="layout" svg:width="0.348cm" svg:height="0.35cm" svg:x="16.297cm" svg:y="7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3" draw:layer="layout" svg:x1="12.486cm" svg:y1="11.288cm" svg:x2="12.3cm" svg:y2="11.621cm">
            <text:p/>
          </draw:line>
          <draw:line draw:style-name="gr5" draw:text-style-name="P3" draw:layer="layout" svg:x1="11.888cm" svg:y1="10.978cm" svg:x2="12.304cm" svg:y2="11.621cm">
            <text:p/>
          </draw:line>
          <draw:line draw:style-name="gr5" draw:text-style-name="P3" draw:layer="layout" svg:x1="11.096cm" svg:y1="10.977cm" svg:x2="10.705cm" svg:y2="11.655cm">
            <text:p/>
          </draw:line>
          <draw:line draw:style-name="gr5" draw:text-style-name="P3" draw:layer="layout" svg:x1="11.907cm" svg:y1="10.962cm" svg:x2="11.516cm" svg:y2="11.64cm">
            <text:p/>
          </draw:line>
          <draw:line draw:style-name="gr5" draw:text-style-name="P3" draw:layer="layout" svg:x1="11.08cm" svg:y1="10.981cm" svg:x2="11.496cm" svg:y2="11.624cm">
            <text:p/>
          </draw:line>
          <draw:line draw:style-name="gr5" draw:text-style-name="P3" draw:layer="layout" svg:x1="10.279cm" svg:y1="11.016cm" svg:x2="10.695cm" svg:y2="11.659cm">
            <text:p/>
          </draw:line>
          <draw:line draw:style-name="gr5" draw:text-style-name="P3" draw:layer="layout" svg:x1="10.287cm" svg:y1="11.048cm" svg:x2="10.101cm" svg:y2="11.381cm">
            <text:p/>
          </draw:line>
        </draw:g>
        <draw:line draw:style-name="gr6" draw:text-style-name="P3" draw:layer="layout" svg:x1="8.972cm" svg:y1="11.334cm" svg:x2="10.136cm" svg:y2="11.36cm">
          <text:p/>
        </draw:line>
        <draw:custom-shape draw:style-name="gr7" draw:text-style-name="P1" draw:layer="layout" svg:width="0.348cm" svg:height="0.35cm" svg:x="8.84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2.438cm" svg:height="0.839cm" svg:x="10.315cm" svg:y="10.243cm">
          <draw:text-box>
            <text:p text:style-name="P8"><text:span text:style-name="T5">100k</text:span><text:span text:style-name="T5">Ω</text:span></text:p>
          </draw:text-box>
        </draw:frame>
        <draw:g>
          <draw:line draw:style-name="gr5" draw:text-style-name="P3" draw:layer="layout" svg:x1="9.066cm" svg:y1="16.48cm" svg:x2="8.795cm" svg:y2="16.165cm">
            <text:p/>
          </draw:line>
          <draw:line draw:style-name="gr5" draw:text-style-name="P3" draw:layer="layout" svg:x1="9.327cm" svg:y1="15.483cm" svg:x2="8.796cm" svg:y2="16.172cm">
            <text:p/>
          </draw:line>
          <draw:line draw:style-name="gr5" draw:text-style-name="P3" draw:layer="layout" svg:x1="9.338cm" svg:y1="14.158cm" svg:x2="8.787cm" svg:y2="13.495cm">
            <text:p/>
          </draw:line>
          <draw:line draw:style-name="gr5" draw:text-style-name="P3" draw:layer="layout" svg:x1="9.34cm" svg:y1="15.515cm" svg:x2="8.789cm" svg:y2="14.852cm">
            <text:p/>
          </draw:line>
          <draw:line draw:style-name="gr5" draw:text-style-name="P3" draw:layer="layout" svg:x1="9.334cm" svg:y1="14.13cm" svg:x2="8.803cm" svg:y2="14.819cm">
            <text:p/>
          </draw:line>
          <draw:line draw:style-name="gr5" draw:text-style-name="P3" draw:layer="layout" svg:x1="9.315cm" svg:y1="12.788cm" svg:x2="8.784cm" svg:y2="13.477cm">
            <text:p/>
          </draw:line>
          <draw:line draw:style-name="gr5" draw:text-style-name="P3" draw:layer="layout" svg:x1="9.289cm" svg:y1="12.8cm" svg:x2="9.018cm" svg:y2="12.485cm">
            <text:p/>
          </draw:line>
        </draw:g>
        <draw:line draw:style-name="gr6" draw:text-style-name="P3" draw:layer="layout" svg:x1="9.021cm" svg:y1="16.48cm" svg:x2="8.996cm" svg:y2="18.042cm">
          <text:p/>
        </draw:line>
        <draw:frame draw:style-name="gr16" draw:text-style-name="P9" draw:layer="layout" svg:width="1.459cm" svg:height="0.839cm" svg:x="9.189cm" svg:y="14.156cm">
          <draw:text-box draw:corner-radius="0.715cm">
            <text:p text:style-name="P8"><text:span text:style-name="T5">1kΩ</text:span></text:p>
          </draw:text-box>
        </draw:frame>
        <draw:g>
          <draw:line draw:style-name="gr5" draw:text-style-name="P3" draw:layer="layout" svg:x1="15.582cm" svg:y1="10.406cm" svg:x2="15.396cm" svg:y2="10.739cm">
            <text:p/>
          </draw:line>
          <draw:line draw:style-name="gr5" draw:text-style-name="P3" draw:layer="layout" svg:x1="14.984cm" svg:y1="10.096cm" svg:x2="15.4cm" svg:y2="10.739cm">
            <text:p/>
          </draw:line>
          <draw:line draw:style-name="gr5" draw:text-style-name="P3" draw:layer="layout" svg:x1="14.192cm" svg:y1="10.095cm" svg:x2="13.801cm" svg:y2="10.773cm">
            <text:p/>
          </draw:line>
          <draw:line draw:style-name="gr5" draw:text-style-name="P3" draw:layer="layout" svg:x1="15.003cm" svg:y1="10.08cm" svg:x2="14.612cm" svg:y2="10.758cm">
            <text:p/>
          </draw:line>
          <draw:line draw:style-name="gr5" draw:text-style-name="P3" draw:layer="layout" svg:x1="14.176cm" svg:y1="10.099cm" svg:x2="14.592cm" svg:y2="10.742cm">
            <text:p/>
          </draw:line>
          <draw:line draw:style-name="gr5" draw:text-style-name="P3" draw:layer="layout" svg:x1="13.375cm" svg:y1="10.134cm" svg:x2="13.791cm" svg:y2="10.777cm">
            <text:p/>
          </draw:line>
          <draw:line draw:style-name="gr5" draw:text-style-name="P3" draw:layer="layout" svg:x1="13.383cm" svg:y1="10.166cm" svg:x2="13.197cm" svg:y2="10.499cm">
            <text:p/>
          </draw:line>
        </draw:g>
        <draw:frame draw:style-name="gr17" draw:text-style-name="P9" draw:layer="layout" svg:width="2.145cm" svg:height="0.839cm" svg:x="13.388cm" svg:y="10.617cm">
          <draw:text-box>
            <text:p text:style-name="P8"><text:span text:style-name="T5">100kΩ</text:span></text:p>
          </draw:text-box>
        </draw:frame>
        <draw:line draw:style-name="gr6" draw:text-style-name="P3" draw:layer="layout" svg:x1="12.437cm" svg:y1="11.334cm" svg:x2="12.902cm" svg:y2="11.339cm">
          <text:p/>
        </draw:line>
        <draw:line draw:style-name="gr6" draw:text-style-name="P3" draw:layer="layout" svg:x1="15.901cm" svg:y1="11.264cm" svg:x2="16.43cm" svg:y2="11.264cm">
          <text:p/>
        </draw:line>
        <draw:g>
          <draw:line draw:style-name="gr5" draw:text-style-name="P3" draw:layer="layout" svg:x1="21.97cm" svg:y1="2.989cm" svg:x2="21.7cm" svg:y2="3.35cm">
            <text:p/>
          </draw:line>
          <draw:line draw:style-name="gr5" draw:text-style-name="P3" draw:layer="layout" svg:x1="21.111cm" svg:y1="2.646cm" svg:x2="21.704cm" svg:y2="3.349cm">
            <text:p/>
          </draw:line>
          <draw:line draw:style-name="gr5" draw:text-style-name="P3" draw:layer="layout" svg:x1="19.975cm" svg:y1="2.638cm" svg:x2="19.409cm" svg:y2="3.372cm">
            <text:p/>
          </draw:line>
          <draw:line draw:style-name="gr5" draw:text-style-name="P3" draw:layer="layout" svg:x1="21.14cm" svg:y1="2.629cm" svg:x2="20.574cm" svg:y2="3.363cm">
            <text:p/>
          </draw:line>
          <draw:line draw:style-name="gr5" draw:text-style-name="P3" draw:layer="layout" svg:x1="19.951cm" svg:y1="2.642cm" svg:x2="20.544cm" svg:y2="3.345cm">
            <text:p/>
          </draw:line>
          <draw:line draw:style-name="gr5" draw:text-style-name="P3" draw:layer="layout" svg:x1="18.801cm" svg:y1="2.673cm" svg:x2="19.394cm" svg:y2="3.376cm">
            <text:p/>
          </draw:line>
          <draw:line draw:style-name="gr5" draw:text-style-name="P3" draw:layer="layout" svg:x1="18.813cm" svg:y1="2.708cm" svg:x2="18.543cm" svg:y2="3.069cm">
            <text:p/>
          </draw:line>
        </draw:g>
        <draw:line draw:style-name="gr6" draw:text-style-name="P3" draw:layer="layout" svg:x1="17.735cm" svg:y1="3.052cm" svg:x2="18.548cm" svg:y2="3.048cm">
          <text:p/>
        </draw:line>
        <draw:line draw:style-name="gr6" draw:text-style-name="P3" draw:layer="layout" svg:x1="22.76cm" svg:y1="3.037cm" svg:x2="26.035cm" svg:y2="3.043cm">
          <text:p/>
        </draw:line>
        <draw:line draw:style-name="gr6" draw:text-style-name="P3" draw:layer="layout" svg:x1="22.753cm" svg:y1="3.028cm" svg:x2="21.928cm" svg:y2="3.011cm">
          <text:p/>
        </draw:line>
        <draw:line draw:style-name="gr6" draw:text-style-name="P3" draw:layer="layout" svg:x1="16.423cm" svg:y1="3.05cm" svg:x2="17.753cm" svg:y2="3.043cm">
          <text:p/>
        </draw:line>
        <draw:frame draw:style-name="gr18" draw:text-style-name="P9" draw:layer="layout" svg:width="2.438cm" svg:height="0.839cm" svg:x="18.913cm" svg:y="1.806cm">
          <draw:text-box>
            <text:p text:style-name="P8"><text:span text:style-name="T5">1kΩ</text:span></text:p>
          </draw:text-box>
        </draw:frame>
        <draw:line draw:style-name="gr6" draw:text-style-name="P3" draw:layer="layout" svg:x1="24.023cm" svg:y1="2.974cm" svg:x2="23.998cm" svg:y2="6.006cm">
          <text:p/>
        </draw:line>
        <draw:line draw:style-name="gr6" draw:text-style-name="P3" draw:layer="layout" svg:x1="21.008cm" svg:y1="5.98cm" svg:x2="24.025cm" svg:y2="5.98cm">
          <text:p/>
        </draw:line>
        <draw:g>
          <draw:line draw:style-name="gr5" draw:text-style-name="P3" draw:layer="layout" svg:x1="19.987cm" svg:y1="9.918cm" svg:x2="22.003cm" svg:y2="9.918cm">
            <text:p/>
          </draw:line>
          <draw:line draw:style-name="gr5" draw:text-style-name="P3" draw:layer="layout" svg:x1="19.987cm" svg:y1="9.918cm" svg:x2="22.003cm" svg:y2="9.918cm">
            <text:p/>
          </draw:line>
          <draw:line draw:style-name="gr5" draw:text-style-name="P3" draw:layer="layout" svg:x1="19.987cm" svg:y1="10.573cm" svg:x2="22.003cm" svg:y2="10.573cm">
            <text:p/>
          </draw:line>
          <draw:line draw:style-name="gr5" draw:text-style-name="P3" draw:layer="layout" svg:x1="20.981cm" svg:y1="11.459cm" svg:x2="20.997cm" svg:y2="10.568cm">
            <text:p/>
          </draw:line>
          <draw:line draw:style-name="gr5" draw:text-style-name="P3" draw:layer="layout" svg:x1="20.981cm" svg:y1="9.931cm" svg:x2="20.997cm" svg:y2="9.04cm">
            <text:p/>
          </draw:line>
        </draw:g>
        <draw:g>
          <draw:line draw:style-name="gr5" draw:text-style-name="P3" draw:layer="layout" svg:x1="17.419cm" svg:y1="12.987cm" svg:x2="19.435cm" svg:y2="12.987cm">
            <text:p/>
          </draw:line>
          <draw:line draw:style-name="gr5" draw:text-style-name="P3" draw:layer="layout" svg:x1="17.419cm" svg:y1="12.987cm" svg:x2="19.435cm" svg:y2="12.987cm">
            <text:p/>
          </draw:line>
          <draw:line draw:style-name="gr5" draw:text-style-name="P3" draw:layer="layout" svg:x1="17.419cm" svg:y1="13.642cm" svg:x2="19.435cm" svg:y2="13.642cm">
            <text:p/>
          </draw:line>
          <draw:line draw:style-name="gr5" draw:text-style-name="P3" draw:layer="layout" svg:x1="18.413cm" svg:y1="14.528cm" svg:x2="18.429cm" svg:y2="13.637cm">
            <text:p/>
          </draw:line>
          <draw:line draw:style-name="gr5" draw:text-style-name="P3" draw:layer="layout" svg:x1="18.413cm" svg:y1="13cm" svg:x2="18.429cm" svg:y2="12.109cm">
            <text:p/>
          </draw:line>
        </draw:g>
        <draw:g>
          <draw:line draw:style-name="gr5" draw:text-style-name="P3" draw:layer="layout" svg:x1="19.986cm" svg:y1="12.987cm" svg:x2="22.002cm" svg:y2="12.987cm">
            <text:p/>
          </draw:line>
          <draw:line draw:style-name="gr5" draw:text-style-name="P3" draw:layer="layout" svg:x1="19.986cm" svg:y1="12.987cm" svg:x2="22.002cm" svg:y2="12.987cm">
            <text:p/>
          </draw:line>
          <draw:line draw:style-name="gr5" draw:text-style-name="P3" draw:layer="layout" svg:x1="19.986cm" svg:y1="13.642cm" svg:x2="22.002cm" svg:y2="13.642cm">
            <text:p/>
          </draw:line>
          <draw:line draw:style-name="gr5" draw:text-style-name="P3" draw:layer="layout" svg:x1="20.98cm" svg:y1="14.528cm" svg:x2="20.996cm" svg:y2="13.637cm">
            <text:p/>
          </draw:line>
          <draw:line draw:style-name="gr5" draw:text-style-name="P3" draw:layer="layout" svg:x1="20.98cm" svg:y1="13cm" svg:x2="20.996cm" svg:y2="12.109cm">
            <text:p/>
          </draw:line>
        </draw:g>
        <draw:g>
          <draw:line draw:style-name="gr5" draw:text-style-name="P3" draw:layer="layout" svg:x1="22.554cm" svg:y1="12.988cm" svg:x2="24.57cm" svg:y2="12.988cm">
            <text:p/>
          </draw:line>
          <draw:line draw:style-name="gr5" draw:text-style-name="P3" draw:layer="layout" svg:x1="22.554cm" svg:y1="12.988cm" svg:x2="24.57cm" svg:y2="12.988cm">
            <text:p/>
          </draw:line>
          <draw:line draw:style-name="gr5" draw:text-style-name="P3" draw:layer="layout" svg:x1="22.554cm" svg:y1="13.643cm" svg:x2="24.57cm" svg:y2="13.643cm">
            <text:p/>
          </draw:line>
          <draw:line draw:style-name="gr5" draw:text-style-name="P3" draw:layer="layout" svg:x1="23.548cm" svg:y1="14.529cm" svg:x2="23.564cm" svg:y2="13.638cm">
            <text:p/>
          </draw:line>
          <draw:line draw:style-name="gr5" draw:text-style-name="P3" draw:layer="layout" svg:x1="23.548cm" svg:y1="13.001cm" svg:x2="23.564cm" svg:y2="12.11cm">
            <text:p/>
          </draw:line>
        </draw:g>
        <draw:line draw:style-name="gr6" draw:text-style-name="P3" draw:layer="layout" svg:x1="18.388cm" svg:y1="12.065cm" svg:x2="23.601cm" svg:y2="12.065cm">
          <text:p/>
        </draw:line>
        <draw:line draw:style-name="gr6" draw:text-style-name="P3" draw:layer="layout" svg:x1="20.983cm" svg:y1="5.928cm" svg:x2="20.981cm" svg:y2="6.958cm">
          <text:p/>
        </draw:line>
        <draw:line draw:style-name="gr6" draw:text-style-name="P3" draw:layer="layout" svg:x1="20.981cm" svg:y1="8.573cm" svg:x2="20.981cm" svg:y2="9.208cm">
          <text:p/>
        </draw:line>
        <draw:custom-shape draw:style-name="gr7" draw:text-style-name="P1" draw:layer="layout" svg:width="0.348cm" svg:height="0.35cm" svg:x="20.822cm" svg:y="8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0.982cm" svg:y1="11.456cm" svg:x2="20.981cm" svg:y2="12.223cm">
          <text:p/>
        </draw:line>
        <draw:custom-shape draw:style-name="gr7" draw:text-style-name="P1" draw:layer="layout" svg:width="0.348cm" svg:height="0.35cm" svg:x="20.824cm" svg:y="1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8.389cm" svg:y1="14.473cm" svg:x2="23.602cm" svg:y2="14.473cm">
          <text:p/>
        </draw:line>
        <draw:line draw:style-name="gr6" draw:text-style-name="P3" draw:layer="layout" svg:x1="20.981cm" svg:y1="14.564cm" svg:x2="20.955cm" svg:y2="17.939cm">
          <text:p/>
        </draw:line>
        <draw:custom-shape draw:style-name="gr7" draw:text-style-name="P1" draw:layer="layout" svg:width="0.348cm" svg:height="0.35cm" svg:x="20.799cm" svg:y="14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1.571cm" svg:height="0.846cm" svg:x="16.923cm" svg:y="12.119cm">
          <draw:text-box>
            <text:p text:style-name="P8"><text:span text:style-name="T5">1μF</text:span></text:p>
          </draw:text-box>
        </draw:frame>
        <draw:frame draw:style-name="gr20" draw:text-style-name="P9" draw:layer="layout" svg:width="2.498cm" svg:height="1.427cm" svg:x="18.061cm" svg:y="9.872cm">
          <draw:text-box>
            <text:p text:style-name="P8"><text:span text:style-name="T5">220nF</text:span></text:p>
          </draw:text-box>
        </draw:frame>
        <draw:frame draw:style-name="gr21" draw:text-style-name="P9" draw:layer="layout" svg:width="2.498cm" svg:height="1.427cm" svg:x="18.087cm" svg:y="7.148cm">
          <draw:text-box>
            <text:p text:style-name="P8"><text:span text:style-name="T5">22</text:span><text:span text:style-name="T5">0n</text:span><text:span text:style-name="T5">F</text:span></text:p>
          </draw:text-box>
        </draw:frame>
        <draw:frame draw:style-name="gr22" draw:text-style-name="P9" draw:layer="layout" svg:width="1.571cm" svg:height="0.846cm" svg:x="19.411cm" svg:y="12.119cm">
          <draw:text-box>
            <text:p text:style-name="P8"><text:span text:style-name="T5">1</text:span><text:span text:style-name="T5">μ</text:span><text:span text:style-name="T5">F</text:span></text:p>
          </draw:text-box>
        </draw:frame>
        <draw:frame draw:style-name="gr23" draw:text-style-name="P9" draw:layer="layout" svg:width="1.571cm" svg:height="0.846cm" svg:x="22.004cm" svg:y="12.119cm">
          <draw:text-box>
            <text:p text:style-name="P8"><text:span text:style-name="T5">1</text:span><text:span text:style-name="T5">μ</text:span><text:span text:style-name="T5">F</text:span></text:p>
          </draw:text-box>
        </draw:frame>
        <draw:line draw:style-name="gr6" draw:text-style-name="P3" draw:layer="layout" svg:x1="12.842cm" svg:y1="12.143cm" svg:x2="12.836cm" svg:y2="10.465cm">
          <text:p/>
        </draw:line>
        <draw:custom-shape draw:style-name="gr7" draw:text-style-name="P1" draw:layer="layout" svg:width="0.348cm" svg:height="0.35cm" svg:x="12.676cm" svg:y="11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2.788cm" svg:y1="10.502cm" svg:x2="13.204cm" svg:y2="10.508cm">
          <text:p/>
        </draw:line>
        <draw:line draw:style-name="gr6" draw:text-style-name="P3" draw:layer="layout" svg:x1="15.484cm" svg:y1="10.427cm" svg:x2="15.926cm" svg:y2="10.432cm">
          <text:p/>
        </draw:line>
        <draw:g>
          <draw:line draw:style-name="gr5" draw:text-style-name="P3" draw:layer="layout" svg:x1="15.656cm" svg:y1="11.995cm" svg:x2="15.47cm" svg:y2="12.328cm">
            <text:p/>
          </draw:line>
          <draw:line draw:style-name="gr5" draw:text-style-name="P3" draw:layer="layout" svg:x1="15.058cm" svg:y1="11.685cm" svg:x2="15.474cm" svg:y2="12.328cm">
            <text:p/>
          </draw:line>
          <draw:line draw:style-name="gr5" draw:text-style-name="P3" draw:layer="layout" svg:x1="14.266cm" svg:y1="11.684cm" svg:x2="13.875cm" svg:y2="12.362cm">
            <text:p/>
          </draw:line>
          <draw:line draw:style-name="gr5" draw:text-style-name="P3" draw:layer="layout" svg:x1="15.077cm" svg:y1="11.669cm" svg:x2="14.686cm" svg:y2="12.347cm">
            <text:p/>
          </draw:line>
          <draw:line draw:style-name="gr5" draw:text-style-name="P3" draw:layer="layout" svg:x1="14.25cm" svg:y1="11.688cm" svg:x2="14.666cm" svg:y2="12.331cm">
            <text:p/>
          </draw:line>
          <draw:line draw:style-name="gr5" draw:text-style-name="P3" draw:layer="layout" svg:x1="13.449cm" svg:y1="11.723cm" svg:x2="13.865cm" svg:y2="12.366cm">
            <text:p/>
          </draw:line>
          <draw:line draw:style-name="gr5" draw:text-style-name="P3" draw:layer="layout" svg:x1="13.457cm" svg:y1="11.755cm" svg:x2="13.271cm" svg:y2="12.088cm">
            <text:p/>
          </draw:line>
        </draw:g>
        <draw:line draw:style-name="gr6" draw:text-style-name="P3" draw:layer="layout" svg:x1="12.862cm" svg:y1="12.091cm" svg:x2="13.278cm" svg:y2="12.097cm">
          <text:p/>
        </draw:line>
        <draw:line draw:style-name="gr6" draw:text-style-name="P3" draw:layer="layout" svg:x1="15.558cm" svg:y1="12.016cm" svg:x2="15.924cm" svg:y2="12.021cm">
          <text:p/>
        </draw:line>
        <draw:line draw:style-name="gr6" draw:text-style-name="P3" draw:layer="layout" svg:x1="15.926cm" svg:y1="10.382cm" svg:x2="15.926cm" svg:y2="12.045cm">
          <text:p/>
        </draw:line>
        <draw:frame draw:style-name="gr24" draw:text-style-name="P9" draw:layer="layout" svg:width="2.145cm" svg:height="0.839cm" svg:x="13.414cm" svg:y="12.332cm">
          <draw:text-box>
            <text:p text:style-name="P8"><text:span text:style-name="T5">10</text:span><text:span text:style-name="T5">0k</text:span><text:span text:style-name="T5">Ω</text:span></text:p>
          </draw:text-box>
        </draw:frame>
        <draw:custom-shape draw:style-name="gr7" draw:text-style-name="P1" draw:layer="layout" svg:width="0.348cm" svg:height="0.35cm" svg:x="25.833cm" svg:y="2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48cm" svg:height="0.35cm" svg:x="25.807cm" svg:y="17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0" draw:layer="layout" svg:width="1.328cm" svg:height="1.114cm" svg:x="25.425cm" svg:y="9.753cm">
          <draw:text-box>
            <text:p>v<text:span text:style-name="T6">out</text:span></text:p>
          </draw:text-box>
        </draw:fram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1cm" svg:stroke-color="#000000" draw:marker-start-width="0.38cm" draw:marker-end-width="0.38cm" draw:fill="bitmap" draw:fill-gradient-name="Gradient_20_1" draw:fill-hatch-name="Hatching_20_1" draw:fill-image-name="_35__20_Percent" style:repeat="repeat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solid" draw:fill-color="#ff972f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solid" draw:fill-color="#81d41a" draw:opacity="40%" draw:shadow-opacity="40%"/>
    </style:style>
    <style:style style:name="Untitled1" style:family="graphic" style:parent-style-name="standard">
      <style:graphic-properties draw:fill="solid" draw:fill-color="#ff6d6d" draw:fill-gradient-name="Gradient_20_3" draw:fill-hatch-name="Hatching_20_1" draw:fill-image-name="Bitmap_20_1" draw:opacity="40%" draw:shadow-opacity="4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6-06T07:30:04.670611129</dc:date>
    <meta:editing-duration>PT22H6M36S</meta:editing-duration>
    <meta:editing-cycles>29</meta:editing-cycles>
    <meta:generator>LibreOffice/6.4.7.2$Linux_X86_64 LibreOffice_project/40$Build-2</meta:generator>
    <meta:document-statistic meta:object-count="184"/>
  </office:meta>
</office:document-meta>
</file>